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c7542" officeooo:paragraph-rsid="000c7542"/>
    </style:style>
    <style:style style:name="P2" style:family="paragraph" style:parent-style-name="Standard">
      <style:text-properties officeooo:rsid="000ceb3b" officeooo:paragraph-rsid="000ceb3b"/>
    </style:style>
    <style:style style:name="P3" style:family="paragraph" style:parent-style-name="Standard">
      <style:paragraph-properties fo:text-align="justify" style:justify-single-word="false"/>
      <style:text-properties officeooo:rsid="000ceb3b" officeooo:paragraph-rsid="000ceb3b"/>
    </style:style>
    <style:style style:name="P4" style:family="paragraph" style:parent-style-name="Standard">
      <style:paragraph-properties fo:text-align="justify" style:justify-single-word="false"/>
      <style:text-properties officeooo:rsid="001036f9" officeooo:paragraph-rsid="001036f9"/>
    </style:style>
    <style:style style:name="P5" style:family="paragraph" style:parent-style-name="Standard">
      <style:paragraph-properties fo:text-align="justify" style:justify-single-word="false"/>
      <style:text-properties officeooo:rsid="00110eb5" officeooo:paragraph-rsid="00110eb5"/>
    </style:style>
    <style:style style:name="P6" style:family="paragraph" style:parent-style-name="Standard">
      <style:text-properties officeooo:rsid="00114fcf" officeooo:paragraph-rsid="00114fcf"/>
    </style:style>
    <style:style style:name="P7" style:family="paragraph" style:parent-style-name="Standard">
      <style:text-properties fo:font-weight="bold" officeooo:rsid="00114fcf" officeooo:paragraph-rsid="00114fcf" style:font-weight-asian="bold" style:font-weight-complex="bold"/>
    </style:style>
    <style:style style:name="P8" style:family="paragraph" style:parent-style-name="Standard">
      <style:text-properties officeooo:rsid="0012c810" officeooo:paragraph-rsid="0012c810"/>
    </style:style>
    <style:style style:name="P9" style:family="paragraph" style:parent-style-name="Standard">
      <style:paragraph-properties fo:text-align="justify" style:justify-single-word="false"/>
      <style:text-properties officeooo:rsid="0012c810" officeooo:paragraph-rsid="0012c810"/>
    </style:style>
    <style:style style:name="P10" style:family="paragraph" style:parent-style-name="Standard">
      <style:paragraph-properties fo:text-align="justify" style:justify-single-word="false"/>
      <style:text-properties officeooo:paragraph-rsid="0012c810"/>
    </style:style>
    <style:style style:name="P11" style:family="paragraph" style:parent-style-name="Standard">
      <style:text-properties officeooo:rsid="00146612" officeooo:paragraph-rsid="00146612"/>
    </style:style>
    <style:style style:name="P12" style:family="paragraph" style:parent-style-name="Standard">
      <style:text-properties officeooo:rsid="0015909e" officeooo:paragraph-rsid="0015909e"/>
    </style:style>
    <style:style style:name="P13" style:family="paragraph" style:parent-style-name="Standard">
      <style:paragraph-properties fo:text-align="justify" style:justify-single-word="false" fo:break-before="page"/>
      <style:text-properties fo:font-weight="bold" officeooo:rsid="000ceb3b" officeooo:paragraph-rsid="000ceb3b" style:font-weight-asian="bold" style:font-weight-complex="bold"/>
    </style:style>
    <style:style style:name="T1" style:family="text">
      <style:text-properties officeooo:rsid="000c7542"/>
    </style:style>
    <style:style style:name="T2" style:family="text">
      <style:text-properties officeooo:rsid="000d3aa1"/>
    </style:style>
    <style:style style:name="T3" style:family="text">
      <style:text-properties officeooo:rsid="000e8e64"/>
    </style:style>
    <style:style style:name="T4" style:family="text">
      <style:text-properties officeooo:rsid="00110eb5"/>
    </style:style>
    <style:style style:name="T5" style:family="text">
      <style:text-properties officeooo:rsid="00114fcf"/>
    </style:style>
    <style:style style:name="T6" style:family="text">
      <style:text-properties officeooo:rsid="0012c810"/>
    </style:style>
    <style:style style:name="T7" style:family="text">
      <style:text-properties officeooo:rsid="0015909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ead Maze I</text:p>
      <text:p text:style-name="P1"/>
      <text:p text:style-name="P1">Monstres : </text:p>
      <text:p text:style-name="P1"><text:tab/>Gobelin</text:p>
      <text:p text:style-name="P1"><text:tab/>Zombie</text:p>
      <text:p text:style-name="P1"><text:tab/>Squelette</text:p>
      <text:p text:style-name="P1"><text:tab/>Orc</text:p>
      <text:p text:style-name="P1"><text:tab/>Elementaire Ombre</text:p>
      <text:p text:style-name="P1"><text:tab/>Nécromancier</text:p>
      <text:p text:style-name="P1"><text:tab/>Mage noir</text:p>
      <text:p text:style-name="P1"><text:tab/>Géant</text:p>
      <text:p text:style-name="P1"/>
      <text:p text:style-name="P1">Aventurier :</text:p>
      <text:p text:style-name="P1"><text:tab/>Voleur</text:p>
      <text:p text:style-name="P1"><text:tab/>Guerrier</text:p>
      <text:p text:style-name="P1"><text:tab/>Archer</text:p>
      <text:p text:style-name="P1"><text:tab/>Pretre</text:p>
      <text:p text:style-name="P1"><text:tab/>Mage</text:p>
      <text:p text:style-name="P1"><text:tab/>Paladin</text:p>
      <text:p text:style-name="P1"><text:tab/>Invocateur</text:p>
      <text:p text:style-name="P1"><text:tab/>Inquisiteur</text:p>
      <text:p text:style-name="P1"/>
      <text:p text:style-name="P1">Donjon :</text:p>
      <text:p text:style-name="P1"><text:tab/>Nightmare Tunnels</text:p>
      <text:p text:style-name="P1"><text:tab/>Ethereal Delves</text:p>
      <text:p text:style-name="P1"><text:tab/>Forgotten Lair</text:p>
      <text:p text:style-name="P1"><text:tab/>Infinte Dungeon</text:p>
      <text:p text:style-name="P1"><text:tab/>Brutal cells</text:p>
      <text:p text:style-name="P1"><text:tab/>Blanchard Absolute</text:p>
      <text:p text:style-name="P13">CHAPITRE 1 : Epilogue</text:p>
      <text:p text:style-name="P3"/>
      <text:p text:style-name="P3"><text:tab/>Jadis, <text:span text:style-name="T3">dans le royaume d’Urcapolis,</text:span> vivai<text:span text:style-name="T2">t (Blanchard – nom à trouver), auto-proclamé maître incontestable des graphes. Il tenait d’une main de fer ses disciples dans leur donjon respectif et surveillait le reste du royaume du haut de son château avec son éléphant bleu (PHP) de compagnie. </text:span></text:p>
      <text:p text:style-name="P3"/>
      <text:p text:style-name="P4"><text:tab/>Cela provoqua la colère des <text:span text:style-name="T4">habitants et habitantes</text:span> d’Urcapolis, <text:span text:style-name="T4">qui se rebellèrent et formèrent une armée d’aventuriers et aventurières.</text:span></text:p>
      <text:p text:style-name="P4"/>
      <text:p text:style-name="P5"><text:tab/>Le but de cette rébellion était d’anéantir à coup de plots (fonctions en R) et de pointeurs les 5 disciples pour atteindre le maître des graphes à son <text:s/>sommet et ainsi reprendre les arêtes et l’orientation d’Urcapolis.</text:p>
      <text:p text:style-name="P3"/>
      <text:p text:style-name="P5"><text:tab/>Mais c’était sans compter sur le caractère difficile et la croissance exponentielle de la force de la complexité algorithmique des graphes orientés qu’ont réalisé les disciples pour protéger leur donjon. </text:p>
      <text:p text:style-name="P5"/>
      <text:p text:style-name="P9">Introduction d’un guide pour présenter les différents pièges etc. </text:p>
      <text:p text:style-name="P9"/>
      <text:p text:style-name="P10"><text:span text:style-name="T6">« Bonjour et b</text:span>ienvenue <text:span text:style-name="T6">jeune boss. Je</text:span> me prénomme Daithe, signifiant la lumière et la légèreté. <text:span text:style-name="T6">Je serai là pour te guider dans ton aventure. Ton objectif sera d’incarner les boss des différents donjons en positionnant des pièges divers et variés. Bonne chance petit scarabée !</text:span>»</text:p>
      <text:p text:style-name="P2"/>
      <text:p text:style-name="P7">CHAPITRE 2 : <text:span text:style-name="T1">Nightmare Tunnels</text:span></text:p>
      <text:p text:style-name="P7"/>
      <text:p text:style-name="P6">Présentation du donjon <text:span text:style-name="T1">Nightmare Tunnels :</text:span></text:p>
      <text:p text:style-name="P6"/>
      <text:p text:style-name="P11">Daithe : <text:span text:style-name="T5">Boss = Hanz, saucisse Nazie (Allemande), en apparence goûteuse et molle, cette knack peut devenir très dure si vous foncez dedans et amer. //Décor de bière et saucisses</text:span></text:p>
      <text:p text:style-name="P11"/>
      <text:p text:style-name="P6">Dialogue entre Blanchard :</text:p>
      <text:p text:style-name="P6"/>
      <text:p text:style-name="P6">B : Mon cher Hanz, avez-vous entendu parler de la rébellion au royaume ? </text:p>
      <text:p text:style-name="P6">H : (avec accent allemand) Bien évidemment, c’est pour cela que j’ai commencé à cuire ma choucroute pour brûler les aventuriers.</text:p>
      <text:p text:style-name="P8">B : D’accord ma petite saucisse, je te laisse préparer ton donjon, n’oublie pas de me laisser une part de côté.</text:p>
      <text:p text:style-name="P8">H : Ne t’inquiète pas j’ai tout prévu.</text:p>
      <text:p text:style-name="P8"/>
      <text:p text:style-name="P11">Daithe : « Tu peux utiliser le piège spécial choucroute qui s’activera lors de l’arrivée <text:span text:style-name="T7">d’un aventurier dans sa zone. Sinon tu peux poser des pièges classiques, tels que les pics … A COMPLETER</text:span></text:p>
      <text:p text:style-name="P8"/>
      <text:p text:style-name="P12">D’après mes renseignements, les aventuriers présents sont des guerriers, des archers et des prêtres (FICHE DE PRÉSENTATION DES AVENTURIERS).</text:p>
      <text:p text:style-name="P12"/>
      <text:p text:style-name="P12">Utilisent ce que tu sais à propos de ces ennemis et tes ressources disponibles pour tous les vaincre. Ah ! <text:s/>Tu n’as pas de quoi t’acheter de pièges ? Tiens, voilà 300 pièces d’or (P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3T16:18:26.985000000</meta:creation-date>
    <dc:date>2019-03-03T18:11:13.752000000</dc:date>
    <meta:editing-duration>PT5M31S</meta:editing-duration>
    <meta:editing-cycles>1</meta:editing-cycles>
    <meta:document-statistic meta:table-count="0" meta:image-count="0" meta:object-count="0" meta:page-count="2" meta:paragraph-count="44" meta:word-count="426" meta:character-count="2642" meta:non-whitespace-character-count="2226"/>
    <meta:generator>LibreOffice/6.1.1.2$Windows_X86_64 LibreOffice_project/5d19a1bfa650b796764388cd8b33a5af1f5baa1b</meta:generator>
  </office:meta>
</office:document-meta>
</file>